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2.55pt"/>
    </style:style>
    <style:style style:name="co2" style:family="table-column">
      <style:table-column-properties fo:break-before="auto" style:column-width="168.49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326.75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448.75pt"/>
    </style:style>
    <style:style style:name="co12" style:family="table-column">
      <style:table-column-properties fo:break-before="auto" style:column-width="489.66pt"/>
    </style:style>
    <style:style style:name="co13" style:family="table-column">
      <style:table-column-properties fo:break-before="auto" style:column-width="846.31pt"/>
    </style:style>
    <style:style style:name="co14" style:family="table-column">
      <style:table-column-properties fo:break-before="auto" style:column-width="172.35pt"/>
    </style:style>
    <style:style style:name="co15" style:family="table-column">
      <style:table-column-properties fo:break-before="auto" style:column-width="177pt"/>
    </style:style>
    <style:style style:name="co16" style:family="table-column">
      <style:table-column-properties fo:break-before="auto" style:column-width="149.19pt"/>
    </style:style>
    <style:style style:name="co17" style:family="table-column">
      <style:table-column-properties fo:break-before="auto" style:column-width="498.59pt"/>
    </style:style>
    <style:style style:name="co18" style:family="table-column">
      <style:table-column-properties fo:break-before="auto" style:column-width="1615.95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bro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c.type.full</text:p>
          </table:table-cell>
          <table:table-cell office:value-type="string" calcext:value-type="string">
            <text:p>dc.identifier.uri</text:p>
          </table:table-cell>
          <table:table-cell office:value-type="string" calcext:value-type="string">
            <text:p>dc.language.iso</text:p>
          </table:table-cell>
          <table:table-cell office:value-type="string" calcext:value-type="string">
            <text:p>dc.date.issued</text:p>
          </table:table-cell>
          <table:table-cell office:value-type="string" calcext:value-type="string">
            <text:p>dc.type.referee</text:p>
          </table:table-cell>
          <table:table-cell office:value-type="string" calcext:value-type="string">
            <text:p>dc.type.circulation</text:p>
          </table:table-cell>
          <table:table-cell office:value-type="string" calcext:value-type="string">
            <text:p>dc.publisher.name</text:p>
          </table:table-cell>
          <table:table-cell office:value-type="string" calcext:value-type="string">
            <text:p>dc.publisher.country</text:p>
          </table:table-cell>
          <table:table-cell office:value-type="string" calcext:value-type="string">
            <text:p>dc.publisher.place</text:p>
          </table:table-cell>
          <table:table-cell office:value-type="string" calcext:value-type="string">
            <text:p>dc.relation.medium</text:p>
          </table:table-cell>
          <table:table-cell office:value-type="string" calcext:value-type="string">
            <text:p>dc.title</text:p>
          </table:table-cell>
          <table:table-cell office:value-type="string" calcext:value-type="string">
            <text:p>dc.subject.keywordsita</text:p>
          </table:table-cell>
          <table:table-cell office:value-type="string" calcext:value-type="string">
            <text:p>dc.subject.keywords</text:p>
          </table:table-cell>
          <table:table-cell office:value-type="string" calcext:value-type="string">
            <text:p>item.collection</text:p>
          </table:table-cell>
          <table:table-cell office:value-type="string" calcext:value-type="string">
            <text:p>item.openaireRights</text:p>
          </table:table-cell>
          <table:table-cell office:value-type="string" calcext:value-type="string">
            <text:p>dc.description.numberofauthors</text:p>
          </table:table-cell>
          <table:table-cell office:value-type="string" calcext:value-type="string">
            <text:p>dc.authority.peopl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1243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sculap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Visual Retailing. Shaping the sense of spac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3330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Angeli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Cartografie del sapere. Interfacce per l'accesso agli spazi della conoscenza</text:p>
          </table:table-cell>
          <table:table-cell office:value-type="string" calcext:value-type="string">
            <text:p>design della comunicazione, cartografia, <text:s/>visualizzazione informazio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GGIOTTO, MAR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3707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rai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Gioielli alla Moda/ Jewellery a la m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wellery, design, accessories design, fashion design, history of design, alba cappellieri, bijou design innovation, made in italy, design della moda, design del gioeillo, design dell'accessori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3807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Transmedia Design Framework. Un approccio design-oriented alla Transmedia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media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NCIA, MARIA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5063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ì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’oggetto del progetto. Saggi, dialoghi e lezioni di semiotica intorno al design e all’inventiva progettuale</text:p>
          </table:table-cell>
          <table:table-cell office:value-type="string" calcext:value-type="string">
            <text:p>semiotica, design, progetto, inventiva,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NGALE, SALVATORE;BONFANTINI, MASSIMO ACHILL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6784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ARCANGELO DI ROMA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FOR DESIGNERS WITH THEIR HEAD BEYOND THE CLOUD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6942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Zanichel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 per la sostenibilità ambiantale. Progettare il ciclo di vita dei prodotti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per la sostenibilità, Life Cycle Design, Life Cycle Assesment, design di prodot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ZZOLI, CARLO ARNALD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7206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S.p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arcangelo di Roma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politiche per il design e il design per le politiche. Dal focus sulla soluzione alla centralità della valutazion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TATI, MARZIA;VILLARI, BEATRICE;MAFFEI, STEFANO;ARQUILLA, VENANZIO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7626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Tunnel Fire Testing and Modeling</text:p>
            <text:p>The Morgex North Tunnel Experimen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RGHETTI, FABIO;DERUDI, MARCO;GANDINI, PAOLO;FRASSOLDATI, ALESSIO;TAVELLI, SILV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8790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S Philosophy Talks - Dipartimento di Design, Politecnico di Milan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The Pearl Diver. The Designer as Storytel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orytelling, design, social innovation, philosophy, DESIS Philosophy Talks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TOLOTTI, ELISA;Daam, Heather;PIREDDA, FRANCESCA;Tassinari, Virgin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09996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leyva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LTRE L’ABITO. IRIDESCENZE NELLA MODA CONTEMPORAN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, GIOVANNI MARIA;FIORANI, ELEONO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0664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IAL FOOD CLUB. SERVICE E FOOD DESIGN COME ABILITATORI DI NUOVI MODELLI DI SVILUPPO, INNOVAZIONE E COESIONE SOCIAL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FFEI, STEFANO;VILLARI, BEATRICE;TAMINI, LUCA;PARINI, BARBA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4983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uno Mondado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-Tori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pazio pubblico e attrattività urbana. L'Isola e le sue piazze</text:p>
          </table:table-cell>
          <table:table-cell office:value-type="string" calcext:value-type="string">
            <text:p>spazio pubbl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ZZESE, MARIA ANTONELLA;GEROSA, GIULIA MARIA;TAMINI, LU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6673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l design e gli interni di Franco Alb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bin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CI, FEDERICO;BOSONI, GIAMPIE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8130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bracc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Next Design Innovat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BIANCHINI, MASSIM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8379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Adapting Reuse. Strategie di conversione d'uso degli interni e di rinnovamento urb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aptive Reuse, Urban Regeneration, Interior Design, Change of Use, Re-us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OCINI, BARBA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8791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CoDesign for Public-Interest Servic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ONI, DANIELA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8817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c Graw HIL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oving design</text:p>
            <text:p>The flow of people in the cities of the future</text:p>
          </table:table-cell>
          <table:table-cell office:value-type="string" calcext:value-type="string">
            <text:p>mobilità, trasporti, smart cities, commuting, territorio, design, strategie territoria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, DAVIDE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9052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rriere della Sera e Politecnico di Milan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ICHELE DE LUCCH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LUCCHI, MICHEL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9544</text:p>
          </table:table-cell>
          <table:table-cell office:value-type="string" calcext:value-type="string">
            <text:p>sp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torial Designi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ttà del Messic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iseňo de productos ambientalmente sustentab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per la sostenibilità, Life Cycle Design, Life Cycle Assesment, design di prodot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ZZOLI, CARLO ARNALDO;MANZINI, EZ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19554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GI Glob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ershey, PA 17033-1240, USA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Handbook of Research on Visual Computing and Emerging Geometrical Design Tool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22048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rraini Edizio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aloneSatellite. 20 anni di nuova creatività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26910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ulu Press, In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IGHTING ARTWORKS IN ART EXIBITION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28150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 sp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ulla spiaggia</text:p>
          </table:table-cell>
          <table:table-cell office:value-type="string" calcext:value-type="string">
            <text:p>design degli spaz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SI, DAVID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29588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Design &amp; Interiors. Considerations on an evolving discipline between education and profess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MONTI, ALESSAND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1371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dia Culture Design. Introduzione alla Cultura dei Media per il Design della Comunicazi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STELLARDI, MATTEO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1375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a Gestione Bottom-up dell'Informazione in Rete. </text:p>
            <text:p>Analisi progettuale e sintesi critica dei sistemi partecipativi onli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STELLARDI, MATTE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6475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l designer in azienda. Il viaggio d'esplorazione di un giovane designer in una PMI no-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 Bianco;L. Rampi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7393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arcangelo di Roma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ior(c)ity. Il design di interni urbani pres-agisce storie nuov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Rebagl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8437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silio Edito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GIOIELLI IN TAVOLA | FOOD JEWELLER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. Tenuta;V. Vecch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8440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SILIO EDITO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KIN: LA SUPERFICIE DEL GIOIELLO | SKIN: THE SURFACE OF THE JEW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. TENUT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8441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SILIO EDITO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GIOIELLO E IL VIAGGIO | JEWELLERY AND JOURNE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. TENUT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9133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igning Pilot Projects as Boundary Objects. A Brazilian Case Study in the Promotion of Sustainable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 Zurlo;DOS GUIMARAES ALVIM NUNES, VIVIAN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9811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ing better services. A strategic approach from design to evaluat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. Foglieni;B. Villari;S. Maffe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39820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braccio Editore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akeToCare. Un ecosistema di attori e soluzioni user-centered per l'innovazione nel campo dell'healthca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ffei, Stefano;Bianchini, Massimo;Parini, Barbara;DELLI ZOTTI, EL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1104</text:p>
          </table:table-cell>
          <table:table-cell office:value-type="string" calcext:value-type="string">
            <text:p>eng;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vana Editorial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Catene:Gioielli tra storia, funzione e ornamento. Chains: jewellery in history, function and ornam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wellery design, Chains, History of Jewellery, Alba Cappellieri, design del Gioiello, Gioiello, Accessorio Moda, Storia del Gioiello, Innovatio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1106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vana Editorial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Gioielli Funzionali, Functional Jewelle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wellery, Design, Functional Jewellery, Design del gioiello, gioiello funzionale, innovazione gioiello, Jewellery Innovation, Alba Cappellier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4114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ietà editrice il Mulino sp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alla molecola al paziente. La biomedicina nella società contemporan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bu, Stef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4392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ocation-Based Mobile Games. Design Perspectiv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llazzo, Davide;Mariani, Il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4670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mesi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esto San Giovanni (Milan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 rito. La cultura del progetto per il patrimonio rituale contemporan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, Rito, Design for Cultural Heritage, Design and Humanities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. Pils;R. Trocchianes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4702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 - Politecnico di Milano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aterials that Move. Smart Materials, Intelligent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Bengisu;M. Ferra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5755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w Press Edizioni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ermenate (CO)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Laboratori d'arredo. Didattica e progetti di design tra tradizione e innovazione</text:p>
          </table:table-cell>
          <table:table-cell office:value-type="string" calcext:value-type="string">
            <text:p>didattica, design, disegno industriale, arredo, mobile, cuc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. de Paolis;M. S. Tresoldi;G. Buratti;L. Dellera;E. Lupid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5761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Furniture e Textile design. Ricerca applicata e formazione come strategie per l'area comas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dustria tessile, distretti industriali, arredo, disegno industrial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. de Paolis;A. Deserti;F. Celasch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5958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dragora s.r.l.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edetto Luti: l'ultimo maestro</text:p>
          </table:table-cell>
          <table:table-cell office:value-type="string" calcext:value-type="string">
            <text:p>Benedetto Luti, Arte, Pittura, Settecento, Firenze, Roma, collezionismo, catalogo ragionato, Medici, Arcad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dolfo Maffeis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7608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 &amp; Alzheimer</text:p>
          </table:table-cell>
          <table:table-cell office:value-type="string" calcext:value-type="string">
            <text:p>Design, alzheimer, terapie non farmacologiche,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ssandro, biamont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8748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Evolving Perspectives in Product Design. From Mass Production to Social Awarenes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ia Rampi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49832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MASSIVE CO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oni Anna;SELLONI, DANIELA;ROSSI, MART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1184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uppo del Colore - Associazione Italiana Col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l Design dell’illuminazione: dalla cultura del progetto, al colore, al CAD</text:p>
          </table:table-cell>
          <table:table-cell office:value-type="string" calcext:value-type="string">
            <text:p>Lighting, Color, Design, Visual Perception, CAD, Cultural Heritag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Ross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1292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drago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abilities. Pianificare e gestire i processi di progettazione del prodotto mo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tola P.;Colombi C.;Vacca F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1311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AZIO AL CIBO. IL RUOLO DEL DESIGN NEL PROGETTO DELL’ALTA CUCI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Di Pret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4512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petti Editori di Comunicazione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dee in movimento, il valore economico dell'innov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, innovazione, economia, marketing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Turinett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4598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cniche Nuove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EUCIP Guida alla certificazione per professionisti 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rtificazione eucip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. BIGINI;M. BRAMBILLA;CAPPIELLO C;F. RIZZ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6583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Londr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ing Sustainable Energy for All. Sustainable Product-Service System Design Applied to Distributed Renewable Energ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zzoli C.;Ceschin F.;Osanjo L.;M’Rithaa M. K.;Moalosi R.;Nakazibwe V.;Diehl J. C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6593</text:p>
          </table:table-cell>
          <table:table-cell office:value-type="string" calcext:value-type="string">
            <text:p>po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itora insight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istema Produto+Serviço Sustentável: Fundamento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zzoli C.;Kohtala C.;Srinivasan A.;Xin L. Aguinaldo dos Santos;Liliane Iten Chaves;Leonardo A. G. Castillo;Carla. R. P. Gómez;Viviane G. A. Nunes;Priscilla R. Lepre;Rita C. Engler;Suzana B. Martins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6751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nonia University Pres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a fabbrica del Rinascimento. Frédéric Spitzer mercante d'arte e collezionista nell'Europa e delle nuove nazio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era, Pao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6752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Agosti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Codex Atlanticus. L’architettura, le feste e gli apparati. Disegni di Leonardo dal Codice Atlanti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era Pao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7651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stLa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utrirsi per immagini. Scritti di Alberto Veca per la go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ovanni baule;valeria bucchetti;alberto capatti;giulio ceppi;claudio cerritelli;elisabetta longari;giacomo mojoli;ida regal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7654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ST La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dea and the ma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nela ferrara;giulio cepp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7656</text:p>
          </table:table-cell>
          <table:table-cell office:value-type="string" calcext:value-type="string">
            <text:p>it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onz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collamenti tempor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ulio cepp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7657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speri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'isola rovesc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ulio Cepp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58800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bracc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keToCare. An ecosystem of actors and user-centred solutions for innovation in the healthcare s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ffei S.;Bianchini M.;Parini B.;Delli Zott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63169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GI Glob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ershey, P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Handbook of Research on Form and Morphogenesis in Modern Architectural Contex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essio Erioli;Maria Voyatzaki;Dimitris Gourdoukis;Fabio Bianconi;Marco Filippucci;Matteo Margutti;Margherita Stramaccia;Roberto Naboni;Ingrid Paoletti;Tommaso Empler;Mauro Chiarella;Matias Dalla Costa;Alessandro Luigini;Starlight Vattano;Andrea Vanossi;Ioanna Symeonidou;Domenico D’Uva;LO TURCO, MASSIMILIANO;BAUSOLA PAGLIERO, YOSEPH;Alessandro Buffi;Buthayna Hasan Eilouti;Giuseppe Amoruso;Giuseppe Fallacara;Maurizio Barberio;Pierpaolo Ruttico;Stefano Converso;Simone Giostra;Vito Sirag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65369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TRANSMEDIA DESIGN FRAMEWORK. Design-Oriented Approach to Transmedia Practi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Cianc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1065599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ienn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onoloco stori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42790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oretti &amp; Vitali editori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zazione e gestione della comunicazione nella pubblica amministrazi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IANI, MAURIZ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4290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SINA s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-Alps: a trasnport model to support the traffic managemen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. Arditi;R. Javicoli;MAJA, ROBERTO;PONTI, MARCO;SALA, GABRIELLA;STUDER, LUCA PASINO;VERONESI, ELEONO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43936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’uso della falsa prospettiva come strumento di gestione degli spazi architettonici. La prospettiva nella scenografia di Europa riconosciu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VI, FAUST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45822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l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quisiti ecosistemici degli edifici residenziali. L'esperienza di Bovisa 90 - La Casa ecologica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Pangrazzi;PIARDI, SILVIA ELVIR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46723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 Metaprogetto. Teorie, strumenti, pratich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4760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a e design: il progetto dell'eccellenz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48949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l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ercizi di st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RARIS, SILVIA DEBORAH;MAIOCCHI, MARCO MARIA;M. Rome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50425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vie Design. Scenari progettuali per il design della comunicazione audiovisiva e multimedi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50878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IA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estesia e proge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53331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oretti Hone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e inventare e progettare alla maniera di Poe. Filosofia della composizi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FANTINI, MASSIMO ACHILLE;G. Proni;TERENZI, MARINA TATIANA;ZINGALE, SALVATOR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55346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a progettazione web. Il design per la rete tra esperienza e interfac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action design, web design, digital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GNOLI, GIANLU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55516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l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ruire imbarcazioni da diporto. Esperienze in cantier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RDI, SILVIA ELVIRA MARIA;RATTI, ANDRE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55694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Laterz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a politica per i trasporti italia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IA, PAOLO;ERBA, STEFANO;PONTI, MARCO GUID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56327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Tecniche Nuo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ucip - EUCIP - Guida alla certificazione per il professionista 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 Bigini;BRAMBILLA, MARCO;CAPPIELLO, CINZIA;PLEBANI, PIERLUIGI;RIZZO, FRANCES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56421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arocci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 innovazione. Strumenti e pratiche per la ricerca applica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ASCHI, FLAVIANO;DESERTI, ALESSAND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57899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-content design - orizzonti di ricerca per la multimedialita' interattiv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Aureggi;BERTOLO, MARESA;PILLAN, MARGHERIT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62352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PER LA COMPETITIVITÀ. GUIDA PER L’INNOVAZIONE DEL PRODOTTO CALZATURIER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ELLI, GIULI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65843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xtile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SSINE, ROBERTO;RUBERTELLI, MANUELA;SOLDATI, MARIA GRAZ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67043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Corigra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a firma per sei. Bernazzoli, Biassoni, Costantini, Veruggio, Luzzati, Piombi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ZZA, MAR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69662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 studio televisivo: macchina luogo metafora. Le professioni della televisi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BIATI, MARIA LUISA;GALLI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73975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design degli spazi abitativi. La cultura tecnologica della progettazione dagli spazi fissi agli spazi in movimen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74056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Dativo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rabilità e scadenza nella comunicazione di prodo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CHETTI, VALERIA LUISA;CIRAVEGNA, ERIK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7406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umenti di design managem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management; design thinking; design tools; metaproget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TELA, CABIR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74069</text:p>
          </table:table-cell>
          <table:table-cell office:value-type="string" calcext:value-type="string">
            <text:p>ita;chi;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Zanichelli, National Defence Industry Press, Springer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, Pechino, Lond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per la sostenibilità ambientale. Design for environmental sustainabilit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ZZOLI, CARLO ARNALDO;MANZINI, EZ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274272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lstam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t architetti. Paesaggi ralazion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 Avallone;G. Forte;S. Orsi;PIERLUISI, GABRIELE;A. Sciolar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73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fabbrica dei significati solidi. Indagine sulla cultura della scienz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74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Rubbett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VERIA MANNEL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zionalità e responsabilità. La fondazione etica dell'epistemologia delle scienze sociali in Max Web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75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imprese sociali e i beni cultur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77</text:p>
          </table:table-cell>
          <table:table-cell office:value-type="string" calcext:value-type="string">
            <text:p>-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ica ed econom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ONTE', PAOLO GAETANO;DUILIO, L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79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inaudi scu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iologia. Concetti, metodi, temi di scienze soci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ONTE', PAOLO GAETANO;C. LUNGHI;M. MAGATTI;E. MO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80</text:p>
          </table:table-cell>
          <table:table-cell office:value-type="string" calcext:value-type="string">
            <text:p>ger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Alb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usserls Phänomenologie der Imagination. Zur Funktion der Phantasie bei der Konstitution von Erkenntni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81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inaudi scu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cetti, metodi, temi di sociologia. Dodici moduli di scienze soci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ONTE', PAOLO GAETANO;LUNGHI C.;MAGATTI M.;MORA E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82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ietzsch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84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Bompi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mund Husserl. Fenomenologia e teoria della conoscenz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8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runo Mondado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ta da stilista. Il ruolo sociale del fashion design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; cultural productio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ONTE', PAOLO GAET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08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Bozen-Bolzano University Pres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campo sociale della fisica particellare in Italia. Uno studio sociologi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LOTTI, ELISA;BELTRAME L;VOLONTE', PAOLO GAET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160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tron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RAL LANDSCAPE AND ARCHITECTURAL QUALITY Raccomandazioni per una nuova qualità urb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RUSO, GIUSEPPE;R. MINGUCC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161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inea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'Architettura dei Fari Italiani / The Architecture of Italian Lighthous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 BARTOLOMEI;AMORUSO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162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inea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thinking the city. Projects for a new urban quality La rappresentazione del paesaggio urb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RUSO, GIUSEPPE;R. MINGUCC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16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AL Emilia Romagn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ovazione e Riqualificazione Urba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. MINGUCCI;C. BARTOLOMEI;AMORUSO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164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inea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'Architettura dei Fari Italiani - The Architecture of Italian Lighthouses. Sardegna, vol. 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 BARTOLOMEI;AMORUSO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296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talian univesity pres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AV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 luoghi dell'interazione. il progetto del controllo e del comand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297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iazioni sul colo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SSON, MARIO;CRISTINA BOER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345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&amp; Beni Culturali. La cultura del progetto nella valorizzazione del bene cultur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CCHIANESI, RAFFAELLA;F. CELASCH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429</text:p>
          </table:table-cell>
          <table:table-cell office:value-type="string" calcext:value-type="string">
            <text:p>en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ANS-ALPS A Transport model for decisions on Traffic Management Plan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R, LUCA PASINO;ARDITI R;MAJA, ROBERTO;PONTI, MARCO;SALA G;VERONESI, ELEONORA;JAVICOLI A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440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design degli spazi abitativi. La cultura tecnologica della progettazione dagli spazi fissi agli spazi in movimen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442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lup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gettare e costruire imbarcazioni da diporto. Esperienze del Master in Yacht Design del POlitecnico di Mil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RDI, SILVIA ELVIR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444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Sistemi Editoriali Esselib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gettazione ecocompatibile dell'architettu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SSO M.;PERETTI S.;PIARDI, SILVIA ELVIRA MARIA;SCUDO G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474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GUERINI STUD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TTURE DINAMICHE DELL'ARTE CON LE TECNOLOGIE DIGITALI. ELEMENTI DI REGIA PER LA PRODUZIONE DI FILM D'AR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475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VIE DESIGN. SCENARI PROGETTUALI PER IL DESIGN DELLA COMUNICAZIONE AUDIOVISIVA E MULTIMEDI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BIATI, MARIA LU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488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SCULAP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flessioni e scenari innovativi nel progetto del punto vend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489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CUEN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conoscenza scientifica e tecnologica. I luoghi, le memorie, le trac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490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br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elfi (PZ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 sistema territoriale. Cinque casi studio di successo in Campani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stema design Campania; design del territorio; design per lo sviluppo locale; design pales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. CRISTALLO;E. GUIDA;A. MORONE;PARENTE, MAR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50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petti editori di comunicazion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ateriali intelligenti, sensibili, interattivi. 02 materiali per il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rt materials; design; sperimentazione progettuale; performance tecnologica; innovazioni tecnologiche; innovazioni scientifiche; macroinvenzioni; microinvenzioni; paradigmi tecnico-produttiv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. CARDILLO;FERRARA, MARIA RIT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586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a e Design: il progetto dell'eccellenz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588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oiello Italiano Contemporaneo, tecniche e materiali tra arte e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596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Poli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cerca, Design e sperimentazione per l’innovazione di prodotto nel settore dell’accessorio moda: il caso Mangiame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PELLIERI, ALBA;BERTOLA, PAO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597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ndadoriArt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n Arad: arte, architettura, design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n arad; alba cappellieri; design; arte; architettur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645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della comunicazione ipertestu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O, MARESA</text:p>
          </table:table-cell>
          <table:table-cell/>
        </table:table-row>
        <table:table-row table:style-name="ro3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646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sh! Percorso guidato per le animazioni interat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imazione interattiva</text:p>
            <text:p>Computer Grafica</text:p>
            <text:p>Programmazione</text:p>
            <text:p>Multimedi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TOLO, MARESA;DE LUCA V;GRASSI A;LOCHIS G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647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 Ange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uno Morassutti.Quattro Realizzazioni Un percorso metodologi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69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IUNT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 disegni di Leonardo da Vinci e della sua cerchia nelle collezioni pubbliche in Fran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; Disegni; Musei francesi; collezionism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;MARANI, PIET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726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Tì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ssidiario di semiotica. In dieci lezioni e duecento immagi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NGALE, SALVATORE;BONFANTINI M. A;BRAMATI J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72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Tì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oco, dialogo, design. Una ricerca semiot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iotica; Design; Gioco; Dialogo; Logica.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750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“Design: progettazione continua: nuove tecniche di sviluppo dei prodotti industriali”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, DAVIDE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751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arning design by design Experience, Poli.design Editore, Milano 20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, DAVIDE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75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acn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ltura, finanza, politica: verso una nuova speranza progettu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nanza; cultura; design; politica; architettura; speculazioni; fondi investimen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, DAVIDE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753</text:p>
          </table:table-cell>
          <table:table-cell office:value-type="string" calcext:value-type="string">
            <text:p>-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l Sole 24 ORE Lib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yewear design : sviluppo del prodotto e organizzazione della produzione nel settore degli occhiali tra risorse locali e mercato glob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UCCARELLI, PAOLO;SEASSARO A.;CELASCHI F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818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tagor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ltre la moda. Storia del progetto Mo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di mod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819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acne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oDesign: il corpo come luogo del proge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INA, MARIA RITA;VICENTINI, FEDERI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820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acne Edit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orobotica: verso l'Hi Tech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INA, MARIA RIT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928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Giorgio Nada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tomobile: glossario dello st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929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a e Design. Nuove trasversalità progettu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930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Lupetti&amp;Co.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zionario del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931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UPETT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OVE TRADIZIONI Methodology, Style, Coher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Innovazione; Made in Italy; Processo produttiv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93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LUPETT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SSO NECESSARIO Trasformare prodotti e servizi in brand alto di gamm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INETTO, MARCO;GANDINI C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944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OGE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bit e la tartarug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LLAN, MARGHERITA;SANCASSANI S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994</text:p>
          </table:table-cell>
          <table:table-cell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cGraw-Hil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l progetto al prodo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ELLI, GIULI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995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.design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<text:s/>Design per i Distretti industri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ELLI, GIULIANO;MAFFEI, STEF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4997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design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for District. Progetti per un distre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ONELLI, GIULIANO;CELASCHI F.;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000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l Sole 24 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 distretto del design. Un sistema di luoghi, attori e relazioni al servizio dell’innovazion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TOLA, PAOLA;SANGIORGI, DANIELA;SIMONELLI, GIULI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001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ing Designers. Training strategies for the third Millennium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ELLI, GIULIANO;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003</text:p>
          </table:table-cell>
          <table:table-cell office:value-type="string" calcext:value-type="string">
            <text:p>-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BEMA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cnologie Alberghiere. Guida alle tecnologie integrate e coordina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ELLI, GIULIANO;PIVA M.;GABAGLIO S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027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for environmental sustainabi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for Sustainability; Life Cycle Design; Eco-design.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ZZOLI, CARLO ARNALDO;MANZINI, EZ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066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dizioni Poli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Multiverso. Appunti di fenomenologia del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OLA, PAOLA;MANZINI, EZ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256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ANS-ALPS A Transport model for decisions on Traffic Management Plan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R, LUCA PASINO;ARDITI R.;JAVICOLI A.;MAJA, ROBERTO;PONTI, MARCO;SALA, GABRIELLA;VERONESI, ELEONO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257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odi e modelli per il trasporto pubblico loc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ESTA' C.;MAJA, ROBERT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273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Libreria CLUP sc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Texture design. Un percorso basic</text:p>
          </table:table-cell>
          <table:table-cell office:value-type="string" calcext:value-type="string">
            <text:p>TEXTURE DESIGN, BASIC DESIGN, COMUNICAZIONE VISIVA, PERCEZIONE APT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BI, DANIELA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278</text:p>
          </table:table-cell>
          <table:table-cell office:value-type="string" calcext:value-type="string">
            <text:p>it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line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'avventura dell'innovazione fra cultura materiale e strategia del progress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279</text:p>
          </table:table-cell>
          <table:table-cell office:value-type="string" calcext:value-type="string">
            <text:p>it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Laterz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-B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design in Italia 1925 / 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28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enze University Pres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dustrial design: latitudine e longitudine. Una prima lezi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348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ARCANGELO DI ROMAGNA (R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tinerari. Opere, progetti, prodotti tra arte e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e contemporanea;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ERRINI, LU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349</text:p>
          </table:table-cell>
          <table:table-cell office:value-type="string" calcext:value-type="string">
            <text:p>-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uav/Daes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Gran Bretagna: la riqualificazione urbana come rivitalizzazione economi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RRINI, LUCA;PEDERIVA I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476</text:p>
          </table:table-cell>
          <table:table-cell office:value-type="string" calcext:value-type="string">
            <text:p>-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messa in scena del prodotto. Packaging identità e consum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477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ckaging design. Storia, linguaggi, proge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ckaging; storia; linguaggi; proget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CHETTI, VALERIA LU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478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DATIV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rabilità e scadenza nella comunicazione di prodo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CHETTI, VALERIA LUISA;CIRAVEGNA ERIK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499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acn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Verso un’architettura complessa e sostenib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BULONI, ATTILIO;BLASI C;PADOVANO G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562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design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dattica&amp;design. Prodotti e processi formativi nell'università che camb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ATI, ANTONELLA VALERIA;ALBERTO SEASSA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564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A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ppe dell’innovazione. Il cambiamento tra tecnica economia e società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TI, ANTONELLA VALE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565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design per i Beni culturali. Pratiche e processi innovativi di valorizz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beni cultural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, ELEONO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604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 &amp; distretto tessile comasco. Casi studio nel polo del lusso: cravatta, arredo, mod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tessile, distretti industriali, set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PAOLIS, ROBERTO;E. REDAELL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772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Sistemi Editoriali Esselib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gettazione ecocompatibile dell' architettu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. Grosso;G. Peretti;PIARDI, SILVIA ELVIRA MARIA;SCUDO, GIOVANN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794</text:p>
          </table:table-cell>
          <table:table-cell office:value-type="string" calcext:value-type="string">
            <text:p>-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l traffico urbano in Ita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I, MARCO GUIDO;P. F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5831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ac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, Università e Industria. Il ruolo del disegno industriale nel rapporto tra percorsi formativi e mondo delle impre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MIERI, STEFANIA;Lavizzari F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6019</text:p>
          </table:table-cell>
          <table:table-cell office:value-type="string" calcext:value-type="string">
            <text:p>-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a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estesie per il design. Le interazioni sensoriali nell'epoca dei multimed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estesia; sensorialità;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0602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roc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tire il design. Sinestesie nel progetto di comunic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estesia; Sensorialità; Design della comunic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O', D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32518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LKING FASHIO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UD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AGGIARE CON LA MODA The Travel Diaries of Elsa Haer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chivi; Fotografia; Ricerca; Triennale di Milan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INETTO, MARCO;F. RODITI;A. HONEGGER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3268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'ARCANGELO DI ROMA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ight Art. Considerazioni per un archivio dedicato all'arte della luce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cezione; archivio; luce; colore; arte;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SSON, MARIO;BOERI, CRISTINA;CALABI, DANIELA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32684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cultura del tessuto dalle origini al design contemporane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ATI, MARIA GRAZ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4276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design e gli interni di Franco Albi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CI, FEDERICO;BOSONI, GIAMPIE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535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 della Luce. Fondamenti ed esperienze nel progetto della luce per gli esseri uma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I, MAURIZ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5406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a Didattica del Design della Comunicazione. Modelli per la formazione di base</text:p>
          </table:table-cell>
          <table:table-cell office:value-type="string" calcext:value-type="string">
            <text:p>Didattica di Base, Design Della Comunic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TTI, ELE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5409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REATIVE DESIGN PRACTICES. THE CREATIVE PROCESS IN PRODUCT DESIGN AND ENVIRONMENT FOR EDUCAT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eativity; design practices; design innovatio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5478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rafiche Auro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verBank. Appunti e visioni sulla banca del futuro degli studenti del Politecnico di Mil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I, GIOVANNI MARIA;Chiara Gazzi;Claudia Maness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598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and Italia Cercasi. Perché sono pochi i brand italiani in C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strategico; Cina; PMI; internazionalizz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RLO, FRANCESCO;MORTATI, MARZ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6153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itago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duzione ai sistemi di traspor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IA, PAOLO;PONTI, MARCO GUID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696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sma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icchio (Firenz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tocento italiano e smalti di Limoges. La produzione dell’atelier Pénicaud tra revival, collezionismo e arti industri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ERA, PAO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7371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progetto dell'identità di marca nel punto vend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767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,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’Arcangelo di Romagna (Rimini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i Ospita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chitettura degli Interni; design degli interni; design; hotel; albergo; contract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LLICA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7810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della comunicazione audiovisiva. Un approccio strategico per la “televisione debole"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EDDA, FRANCES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7821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tago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Open Source. Dalla partecipazione alla progettazione collettiva in re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Open Source; mass customization; peer-to-peer; collaborazione; conoscenza; condivis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UCCARELLI, PAOL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784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tago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moda progettata. Le (sette - una) vie del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moda; progett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7949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arcangelo di Romagna (R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ce design. Quattro riflessioni=Quattro lezio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omo; design; territorio; spazi; reversibile; adeguabile; arte; architettura; paesaggi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7971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acn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lazioni produttive. Design e strategia nell'impresa contemporan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Strategia d'impres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TELA, CABIRIO;ZURL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041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rpo d’arte/fa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BI, CHIA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044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ERCHANDESIGN - Il progetto di identità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INA, LUISA MARIA VIRGINIA;COLOMBI, CHIARA;TOLINO, UMBERT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209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tecnico di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viluppo metodologico della base cartografica della rete stradale e dei punti critici - Linee guida per la pianificazione delle emergenze nei trasport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JA, ROBERTO;RAINOLDI, GIOVANNI;BORGHETTI, FABIO;PONTI, MARCO;MARCHIONNI, GIOV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218</text:p>
          </table:table-cell>
          <table:table-cell office:value-type="string" calcext:value-type="string">
            <text:p>eng;ita;fr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seum of Modern Art, New York, 5 Continents Edition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ew York, 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: Italian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italian design; MoMA of New York; Franco Albini; Gio Ponti; Mario Bellini; Achille e Pier Giacomo Castiglioni; Marco Zanuso; Enzo Mar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221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xtile design: prontuario delle fibre, dei filati e dei tessut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RTELLI, MANUELA;SOLDATI, MARIA GRAZ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312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tecnico di Milano - Dipartimento IN.D.A.CO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trasporto delle merci pericolose in galler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JA, ROBERTO;RAINOLDI, GIOVANNI;D. ROMANÒ;R. SALIMBEN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326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tecnico di Milano, Dipartimento IN.D.A.CO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xternal Cost Assessment In Transalpine Corrido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sporti; Reti europee; Costi di trasporto; Sostenibilità; Tariff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JA, ROBERTO;D. ROMANÒ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337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tecnico di Milano, Dipartimento IN.D.A.CO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ecifiche del server della Sala Operati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sporti; Sicurezza; Merci pericolose; Monitoraggi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A, ROBERT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352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tecnico di Milano, Dipartimento IN.D.A.CO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dividuazione degli itinerari Origine-Destinazione di maggior interesse per la speriment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sporti; Sicurezza; Merci pericolose; Monitoraggi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JA, ROBERTO;RAINOLDI, GIOVANNI;MARCHIONNI, GIOVANNA;D. ROMANÒ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709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progetto della Natura. Gli strumenti della biomimesi per il design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omimesi; design; natura; material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VIA, GIUSEPPE;ROGNOLI, VALENTINA;LEVI, MARIN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879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rumenti per la comunicazione visiva del progetto di mo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CIARACINA, ANDREA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9773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A E DESIGN: IL PROGETTO DELL'ECCELLEN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FASHION; RETAIL; ACCESSORIES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9778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OIELLO ITALIANO CONTEMPORANEO: TECNICHE E MATERIALI TRA ARTE E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9780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ONIO CITTERIO: ARCHITECTURE AND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9785</text:p>
          </table:table-cell>
          <table:table-cell office:value-type="string" calcext:value-type="string">
            <text:p>eng;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ETERNAL PLATINUM, IL DESIGN DELLA FE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9795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POLI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CERCA, DESIGN E SPERIMENTAZIONE PER L'INNOVAZIONE DI PRODOTTO NEL SETTORE DELL'ACCESSORIO MO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PELLIERI, ALBA;BERTOLA, PAO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9806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PAPER JEWELLERY, GIOIELLI DI CAR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PELLIERI, ALBA;B. CAPPELL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49877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neuroscienze per il design: la dimensione emotiva del progetto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uroscienze; design; emozione; stilema; empatia; sensorialità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ONDI, EMANUELE;ROGNOLI, VALENTINA;LEVI, MARIN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1524</text:p>
          </table:table-cell>
          <table:table-cell office:value-type="string" calcext:value-type="string">
            <text:p>por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-paper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 Avesso do EspelhoRelaçoes Comunitarias e Divisao do Trabalho na Experiencia da Unilab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A, CAR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1556</text:p>
          </table:table-cell>
          <table:table-cell office:value-type="string" calcext:value-type="string">
            <text:p>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stem design for sustainability. Theory, methods and tools for a sustainable “satisfaction-system”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ZZOLI, CARLO ARNALD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3786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pres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ateriali per il design: espressività e sensorialit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teriali; espressivo-sensoriale; sensi;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NOLI, VALENTINA;LEVI, MARIN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3816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different: il valore attrattivo del brand design nelle imprese mo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4460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design delle superfici. I modelli digitali per il disegno industri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VI, FAUST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4463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stemi conoscitivi per il design: una proposta metodolog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conoscenza; metodologi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UCCARELLI, PAOLO;INNOCENTI, PER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4500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Il Sole 24 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' impresa dell'innovazione. La gestione strategica della tecnologia nelle Pm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GANTI, ROBERTO;CALDERINI, MARIO;GARRONE, PAOLA MARIA;PALMIERI, STEFAN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4510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Epitest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Titaniocromie, il titanio e i suoi colo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tanio; anodizzazione; design; color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 CURTO, BARBARA;PEDEFERRI, MARIAPIA;ROGNOLI, VALENT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4525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l Sole 24 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consumatore che innov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IERI, STEFAN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4540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xtile: design e tecnolog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SSINE, ROBERTO;SOLDATI, MARIA GRAZ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4576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ACNE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cerca progettuale e innovazione: metodi e strumenti del design per innovare i prodotti a media complessità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INO, LUCIA ROSA ELE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5791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aprogetto. Riflessioni teoriche ed esperienze didattich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ERTI, ALESSAND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5809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zioni Poli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 Innovazione di sistema nel settore alimentare: una ricerca progettu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ONI,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5841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OG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ruire servizi digita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dei servizi; design dell'interazione; user centred design; tecnologie digitali; comunicazione.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LLAN, MARGHERITA;S. Sancassan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5909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le qualità? Cosa si intende per qualità d'uso e come è possibile verificar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ELMI, LAU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6412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 Agosti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tezze, bastioni, cannoni. Disegni di Leonardo dal Codice Atlan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 da Vinci; disegni; architettura militare; arte militar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6908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Il Sole 24 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ovare con il Design: il caso del settore dell’illuminazione in Ital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URLO, FRANCESCO;CAGLIANO, RAFFAELLA;SIMONELLI, GIULIANO;VERGANTI, ROBERT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7058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Il Sole 24 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cnologie informatiche e utenza debo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ONI, GIUSEPPE;COSTA, FIAMMETTA CARLA ENRICA;LANDONI, PAOL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7074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 Care Design. Il contributo del design nei processi di innovazione nel settore biomedic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7884</text:p>
          </table:table-cell>
          <table:table-cell office:value-type="string" calcext:value-type="string">
            <text:p>-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efatti di transizione: un ossevatorio per il design della comunicazi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7897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ovane è il design. Nodi contemporanei della didattica per il proge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TI, ANTONELLA VALE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7906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Edizioni 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teriali per la socirtà dell'informazione: icone, artefatti, tipologie format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LE, GIOVANN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8268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DfE in impresa. Design for Environment: il progetto di prodotti eco-compatibi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ambient; competitività; dfe; lc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58276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oli.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corsi nella produzione degli apparecchi d’illuminazione: letture di settore guidate dal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ELLI, GIULIA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1125</text:p>
          </table:table-cell>
          <table:table-cell office:value-type="string" calcext:value-type="string">
            <text:p>ita;eng;sp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ciones Fundación Internacional Artecittà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Vi2. Video and moving image on synesthesia and visual mus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estesia; Visual Music; Video; Design della comunic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CO', DINA;M. J. De Cordo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2044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inaudi Scuo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iologia. Concetti, metodi, temi di scienze soci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ONTE', PAOLO GAETANO;C. Lunghi;M. Magatti;E. Mo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2468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arcangelo di Romagna (R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ght art in Ital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e; Arte; Light; Art; Italy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LINI, GISELLA;MURAN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126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ategie di co-design. Teorie, metodi e strumenti per progettare con gli utent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ZZO, FRANCES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134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ACNE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estione di metodo: analisi, sintesi, teorie, esempi sulla metodologia progettu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comunicazione; prodotto; metodologia progettual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, DAVIDE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383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ine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 Comunic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unicazione; Design; Proget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CCHI, MARCO MARIA;PILLAN, MARGHERIT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440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upetti - Editori di Comunicazion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 e Textile design - Percorsi paralleli ed evoluzioni storich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ATI, MARIA GRAZIA;CONTI, GIOVANNI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491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odi e strumenti per il Life Cycle Design. Come progettare prodotti a basso impatto ambiental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ZZOLI, CARLO ARNALDO;CESCHIN, FABRIZIO;CORTESI, SA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545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Dativ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parole del packaging. Glossario ragionato per il sistema-imballagg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CHETTI, VALERIA LUISA;CIRAVEGNA, ERIK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902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l Design di prodotto oggi - progettare con gli utenti: gli elettromedica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r Centred Design; innovazione di prodotto; esigenze utent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ELMI, LAU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941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tecnico di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cond year Report on the EX - post evaluation.Analysis after the implementat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ER, LUCA PASINO;MARCHIONNI, GIOVANNA;PONTI, MARCO;BORGHETTI, FAB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964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tecnico di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ecifiche per la realizzazione di un modello di simulazione del trafficoAUTOSTRAD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IONNI, GIOVANNA;PONTI, MARCO;STUDER, LUCA PASI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3985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tecnico di Mila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ulnerabilità e modello di interventoper la gestione delle reti viarie in seguito a eventi rilevanti. Relazione finale III ann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JA, ROBERTO;STUDER, LUCA PASINO;PONTI, MARCO;MARCHIONNI, GIOVANNA;SCARINCI, RICCARDO;RAINOLDI, GIOVANNI;BORGHETTI, FAB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4064</text:p>
          </table:table-cell>
          <table:table-cell office:value-type="string" calcext:value-type="string">
            <text:p>eng;it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bitare Seges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 Territorio /Design and Territ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territorio; marketing territoriale; sviluppo urbano; attrattività; valore; soddisfazione; fiducia.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4067</text:p>
          </table:table-cell>
          <table:table-cell office:value-type="string" calcext:value-type="string">
            <text:p>ita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cietà Editrice Escula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getto Corporate Identity &amp; Product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porate Identity; Product Design; Corporate Image; Designer; Fenomeni comunicativi.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INNO, GIOV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4322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tron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ssons in drawing for a sustainable centur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4323</text:p>
          </table:table-cell>
          <table:table-cell office:value-type="string" calcext:value-type="string">
            <text:p>eng;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inea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'architettura dei Fari Italiani, The Architecture of italian Lighthouses - Sici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ri; Rilievo; Documentazione multimediale; Modelli digitali 3d; Sicili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 Bartolomei;AMORUSO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4506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nistry of Science, Technology and Higher Education, Portuga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forming Arts and Culture Higher Education in Portug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URLO, FRANCESCO;A. Hasan;B. Brown;P. Eversman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5456</text:p>
          </table:table-cell>
          <table:table-cell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Valentino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asamicciola Terme (N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unicazione coordinata per i beni culturali: 4 progetti italia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6124</text:p>
          </table:table-cell>
          <table:table-cell office:value-type="string" calcext:value-type="string">
            <text:p>spa;ita;fra;jpn;r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Ginevra-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Cenacolo di Leonar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; Cenacolo; storia; restauro; pittur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68329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rra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ari Soda. L'aperitivo dell'arte veloce Futurista. Da Fortunato Depero a Matteo Rag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ESSI, GIUSEPPE;S. Guarnaccia;A. Mendin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0239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isibile <text:s/>Architecure. Experiencing Places through the Sense of Sme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BARA, ANNA;A. Perliss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0240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chitetture invisibili. L'esperienza dei luoghi attraverso gli odor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BARA, ANNA;Perliss A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0241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runo mondado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orie di architettura attraverso i sens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0242</text:p>
          </table:table-cell>
          <table:table-cell office:value-type="string" calcext:value-type="string">
            <text:p>eng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BRI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liostra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1782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-Ginev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iana. Studi e saggi su Leonardo da Vin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 da Vinci; Arte; Architettura; Disegni; Manoscritti; Pittura; Scienza; Scultura; Tecnologia.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, PIETRO;Pietro C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2194</text:p>
          </table:table-cell>
          <table:table-cell office:value-type="string" calcext:value-type="string">
            <text:p>eng;i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lstam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tarchitetti. Paesaggi relazionali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lazionale; progetto; architettura; design; paesaggio; disegni; progetti; nextarchitett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 Avallone;G. Forte;S. Orsi;PIERLUISI, GABRIELE;A. Sciolar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3700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 Retail. Visualizzazione e rappresentazione del sistema prodotto mo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NNILLI, VALERI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4078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tract - un'opportunità per il design made in Ital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SA, GIULI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5039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aring Environment. nuovi scenari per il progetto degli spazi della formazion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MONTI, ALESSAND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5243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GIOIELLI OGGI: ARTE MODA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5244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GIOIELLI <text:s/>DEL NOVECENTO DALL'ART NOUVEAU AL DESIGN CONTEMPORANE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5245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WENTIETH CENTURY JEWELLER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5247</text:p>
          </table:table-cell>
          <table:table-cell office:value-type="string" calcext:value-type="string">
            <text:p>ita;eng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JEWELLERYSCAPE I PAESAGGI DEL GIOIELL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5611</text:p>
          </table:table-cell>
          <table:table-cell office:value-type="string" calcext:value-type="string">
            <text:p>ita;eng;fr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. Il Cenacolo svel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; pittura; Cenacolo; restauro; storia della critic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8873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odmo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od Design; Research; Food Chain; Food System; Innovatio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PARINI, BARBA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8898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GHT ART IN ITALY 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GHT ART; ITALIA; 2009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NO, FRANCESCO;GISELLA GELLIN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9211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mune di Merat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rchitetture e idee di spazi per l'abita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BULONI, ATTILIO;ROLANDO, ANDRE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9259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stem design for sustainability. Theory, methods and tools for a sustainable “satisfaction-system” design. II edi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for Ssutinability; Product-Service System; System Design for Eco-Efficiency; System Design for social Equity and Cohesion.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ZZOLI, CARLO ARNALD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9328</text:p>
          </table:table-cell>
          <table:table-cell office:value-type="string" calcext:value-type="string">
            <text:p>po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toria da Universidade Federal da Bahia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de sistemas para a sustentabilidade. Teoria, metodos e ferramentas para o design sustentavel de “sistemas de satifacao”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ZZOLI, CARLO ARNALDO</text:p>
          </table:table-cell>
          <table:table-cell/>
        </table:table-row>
        <table:table-row table:style-name="ro4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79342</text:p>
          </table:table-cell>
          <table:table-cell office:value-type="string" calcext:value-type="string">
            <text:p>chi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ational Defence Industry Press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ech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环境可持续设计 (Design per la sostenibilità ambientale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ZZOLI, CARLO ARNALDO;MANZINI, EZ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0356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ambert Academic Publish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ing in Space, Industrial Design contribution to the habitat quality of spacecraf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109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a strada verde. Ecomusei, cultura del progetto e sostenibilità verso Expo 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ARINI, MASSIMILIANO;VIGNATI, ARI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1097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a sostenibilità ambientale. Buone pratiche per lo sviluppo sostenibile nel territorio del Forum di Agenda XXI Locale della Valle di Scalve e dell'Ecomuseo delle Orobi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ARINI, MASSIMILIANO;VIGNATI, ARI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1948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per la WebTV. Teorie e tecniche per la televisione digit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comunicazione; movie design; WebTV; televisione digitale; format TV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BIATI, MARIA LUISA;PIREDDA, FRANCES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2135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-TRATTENERE. Design degli spazi per l'even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; design; spazio; temporaneo; urban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SI, DAVID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2242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progetto &amp; multisensorialità. Come gli oggetti sono e come appaio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ltisensorialità; visione; percezione; colore; progetto; linguaggio; materia; luce; polisensorialità; design; musica; rappresentazione; sapore; odore; sens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 bandini;BISSON, MARIO;BOERI, CRISTINA;g. gellini;ZINGALE, SALVATOR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2328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livare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he International gateway. Projects and partnership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DDI, ROSSANA;CONTI, GIOVANNI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2827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 Agosti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dex Atlanticus. Leonardo e la sua bottega: disegni di figura e di anima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; Codice Atlantico; Figure; Animali; Disegn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, PIETRO;RINALDI, F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2840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lvana Editorial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inisello Balsamo 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scuola del mondo. Leonardo e Michelangelo. Disegni a confron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; Michelangelo; Disegn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, PIETRO;RAGIONIERI, P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88132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o Fausto Lupett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STORYTELLING. Design e comunicazione nell'era della complessità: un manuale imperfett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PPI, GIULIO;D. D'Aless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96480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acne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b Experience. L'ambiente informativo come neoluogo della comunic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b experience; Web; Esperienza; Digitale; Metaproget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LINO, UMBERT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99084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i ha paura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welry; design; Gijs Bakker; chi ha paura?, jewellery design, fashion design, design, design del gioiello. design della mod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599085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OIELLI PER 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jewelry; milan; jewelry art; jewelry design; jewelry craft; triennale di milan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06696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nistero delle Infrastrutture e dei Trasporti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udio comparato sui metodi internazionali di valutazione preventiva delle opere pubbliche dal punto di vista della fattibilità tecnico-econom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utazione; costi benefici; trasport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lvio Lino Di Blasio;Michele Giove;Mariafrancesca Miele;Claudia Petta;PONTI, MARCO GUIDO;BERIA, PAOL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07936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lvana Editorial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inisello Balsamo, 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 e Michelangelo. Capolavori della grafica e studi rom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; Michelangelo; disegni; Roma; architettura; art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, PIETRO;RAGIONIERI, P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08179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CNO, l'eleganza discreta della tecnic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cno; Borsani; Atelier Varedo; mobili per ufficio; Eugenio Gerli; Norman Foster; Robin Day; Marco Fantoni; Mario Bellin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08453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CNO, A Discreetly Technical Eleg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Borsani; Interior design; forniture; Gerli; Foster; Robin Day; Jean Nuovel; Gio Ponti; Rafael Moneo; Richard Rogers; Mario Bellin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ONI, GIAMPIE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08822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iagrammi dell'abitare. Ricerche e ipotesi progettuali tra architettura e natu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ULONI, ATTIL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09242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l senso dei materiali per il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teriali per il design; sensorialità; espressività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NOLI, VALENTINA;LEVI, MARIN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0924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l valore dell'imperfezione.L'approccio wabi sabi al design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teriali; design; sostenibilità; tempo; imperfezione; wabi sab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TUZZI, FRANCESCA;SALVIA, GIUSEPPE;ROGNOLI, VALENTINA;LEVI, MARIN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29007</text:p>
          </table:table-cell>
          <table:table-cell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acn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per lo spazio, ricerca e innov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spazio; innov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IS, SILVIA DEBORAH;AGUZZI, MANUE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29009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acn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’invasione degli Infoprodotti. Riflessioni di design per una tecnologia domotica dal volto um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IS, SILVIA DEBORAH;MAIOCCHI, MARCO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29010</text:p>
          </table:table-cell>
          <table:table-cell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Arac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abitability in space: Design for Microgravit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31008</text:p>
          </table:table-cell>
          <table:table-cell office:value-type="string" calcext:value-type="string">
            <text:p>eng;it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lvana Editori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DUSTRIAL DESIGN FOR 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uman factors; space design; user-centered-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32811</text:p>
          </table:table-cell>
          <table:table-cell office:value-type="string" calcext:value-type="string">
            <text:p>sp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ciones Fundación Internacional Artecittà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estesia. Los fundamentos teóricos, artísticos y científico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J. De Córdoba;RICCO', D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32855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tron Editore, Bologn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lustrare in digit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RUSO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33059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italian Way: tra artigianato e tecnologia intorno al corp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33060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SILIO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 GIOIELLI DEGLI SCARP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34481</text:p>
          </table:table-cell>
          <table:table-cell office:value-type="string" calcext:value-type="string">
            <text:p>ita;eng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'Arcangelo di Romagna (R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nzioni Creative Creative Way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QUILLA, VENANZ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36852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ORT E STILE150 anni di immagini al femmini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chivi; Design; Moda; Tendenz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INETTO, MARCO;M. Canella;S. Giuntin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37134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Marsilio Editore ,Venez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L GIOIELLO SOSTENIBILE DI RICCARDO DALIS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41345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 Lette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bolismo italiano fra arte e critica Mario de Maria e Angelo Con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bolismo; estetismo; ideismo; idealismo; estetic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ANTI,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41536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isible Architectures. Invisibili. Experiencing Places through the Sense of Sme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BARA, ANNA;A. PERLISS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41736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schietto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entieri nell'arte Il contemporaneo nel paesaggio tosc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e ambientale; site specific; environment art; scultura ambientata; land art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ZZANTI, ANNA;E. Crispolti;Bruno Corà;G. Pette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41928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upetti - Editori di Comunicazion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sso Necessario: alla ricerca del valore per vincere la cri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and; Design; Futuro; Ricerca; Valor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INETTO, MARCO;C. Gandin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42967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Texture design: un percorso Basic. Ricerche ed applicazioni di Visual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xture; Percezione; Psicologia; Basic Design; Visual Design; Haptic; Colore; Percezione aptica; Artefatti comunicativ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BI, DANIELA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44126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roc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 innov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ovazione; design diven innovation; processi progettuali; sistema prodotto-servizio; design e marc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ASCHI, FLAVIANO;DESERTI, ALESSAND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44338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ARACNE Editrice S.r.l.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IGENESI DEL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59840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MA E MATERIA. DESIGN E INNOVAZIONE PER IL TESSILE ITAL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performance; smart materials; spin-off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ONI, ANNALISA;A. Tempest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59931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guo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ove specie di spaz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itare persone tecnich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RDI, SILVIA ELVIRA MARIA;I. Farè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59934</text:p>
          </table:table-cell>
          <table:table-cell office:value-type="string" calcext:value-type="string">
            <text:p>eng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rus E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vanced Living Scenarios. Contemporary trend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using Contemporary Interiors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ONI, GIAMPIERO;MANFREDINI, MANFREDO;PIARDI, SILVIA ELVIRA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59936</text:p>
          </table:table-cell>
          <table:table-cell office:value-type="string" calcext:value-type="string">
            <text:p>eng;chi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hina Water Power Press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using in Europe and in Ch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using Technology; Interior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ARDI, SILVIA ELVIRA MARIA;BOSONI, GIAMPIERO;MANFREDINI, MANFRED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0770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ER DESIGNER CON LA TESTA OLTRE LE NUV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mozionale; multidisciplinarietà del progetto; poetica degli oggett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ONI, ANNAL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2110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S.p.A.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arcangelo di Romagna (R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ght Art in Italy 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e; Arte; Light Art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NO, FRANCESCO;GELLINI, GIS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2148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S.p.A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arcangelo di Romagna (R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ght Works - Experimental Light Art 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e; Arte; Light Art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246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 EDIZIO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uman Hotel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tel; accessibilità ampliata; interior design; design for all; progettazione accessibil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ULLICA, FRANCESCO;G. Del Zanna;M. R. Fossat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3953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Libracc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strategie del design. Disegnare il valore oltre il prodotto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455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ndadori Edu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iolog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ONTE', PAOLO GAETANO;C. Lunghi;M. Magatti;E. Mo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4811</text:p>
          </table:table-cell>
          <table:table-cell office:value-type="string" calcext:value-type="string">
            <text:p>fr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 Boeck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ruments de Design Management. Théories et cas pratiqu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TELA, CABIRIO;ZURLO, FRANCESCO;K. Ben Youssef;S. Magn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5115</text:p>
          </table:table-cell>
          <table:table-cell office:value-type="string" calcext:value-type="string">
            <text:p>ita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.P.E.S. Studio Per Edizioni Scel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azzino di Mobilia o sieno Modelli di mobili di ogni genere 1796-1797 Firenz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LLI, MARIA CRIST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5269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l sole 24 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lo Molli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5752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runo Mondado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oss fertilization: un approccio al progetto per la mo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5925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rraini Edizio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ltrabody. 208 opere tra arte e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arte; corpo; speriment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7651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breria Clup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sual and Haptic Urban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comunicazione; identità urban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SSON, MARIO;BOERI, CRISTINA;CALABI, DANIELA ANNA;CECONELLO, MAURO ATTILIO;PARENTE, MARINA;TROCCHIANESI, RAFFAELLA;VIGNATI, GIORG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67654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lidesig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&amp; Beni culturali. La cultura del progetto nella valorizzazione dei beni culturali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valorizzazione dei beni cultural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ASCHI, FLAVIANO;TROCCHIANESI, RAFFA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76373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sil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uvenir d'Italie: il gioiello souvenir tra memoria e proge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gioiello; souvenir; memoria; storia; territorio; tecniche; materiali, alba cappellieri,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0195</text:p>
          </table:table-cell>
          <table:table-cell office:value-type="string" calcext:value-type="string">
            <text:p>eng;i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tani Preziosi: Tra Tecnologia e Ornamen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tanio; ornamento; innovazione; gioiello; design; nuovi materiali; nuove tecnologi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3217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itore 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are forma e senso ai prodotti. Il contributo del design ai processi d'innovazion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INO, LUCIA ROSA ELENA</text:p>
          </table:table-cell>
          <table:table-cell/>
        </table:table-row>
        <table:table-row table:style-name="ro5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5239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fice Design. Smart Organization &amp; Layout: dall'analisi al proge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</text:p>
            <text:p>Uffici</text:p>
            <text:p>Organizz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ARDI, SILVIA ELVIRA MARIA;S. Tieghi;V. Natil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5484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ign per il territorio. Un approccio community cent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RI, BEATRIC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5836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NDADORI ART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N ARA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N ARAD; MADE IN ITALY; ITALIAN DESIGN; ART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6482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breria Clup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Esercizi di stile, Esperimenti di trasposizione stilistica nel </text:p>
            <text:p>design della comunicazione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ERO, MAXIMILIANO ERNESTO;MAIOCCHI, MARCO MARIA;FERRARIS, SILVIA DEBORAH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6856</text:p>
          </table:table-cell>
          <table:table-cell office:value-type="string" calcext:value-type="string">
            <text:p>ita;eng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'Arcangelo di Romagna (RN)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Temporary Urban Solution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SI, DAVID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6874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Visioni urbane. Narrazioni per il design della città sostenibi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della comunicazione; città in trasformazione; comunicazione audiovisiva; visioni condivise; dialogo; innovazione sociale; sostenibilità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BIATI, MARIA LUISA;PIREDDA, FRANCES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7060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P Lambert Academic Publishing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Saarbrucken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obile technologies and cultural heritage. Towards a design approach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LLAZZO, DAVID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7245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acne editrice s.r.l.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e componenti progettuali nel design del prodo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onente design progetto prodotto metod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SON, MAR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9063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pett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ecnologia e innovazione per l’industria tess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ATI, MARIA GRAZIA;SABBIONI, ANGEL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9092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ign e identità urbane. Riflessioni ed esperienze per Milano e Napoli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strategico; design per il territorio; design per la città; identità; product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E, MARINA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9287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The designer approach to wearable technologies.</text:p>
            <text:p>A practiced based approac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O, VENER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89989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acne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l fattore uomo nel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ropometria; design; ergonomia fisica; etnografi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ONI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0726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 ORE Cultu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essandro Mendi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0853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li O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rat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l Giardino di Daniel Spoer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e ambientale; arte ambientata; ready made; object trouvé; parco di scultura; nouveau réalism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ZZANTI, ANNA;I. Beniamino;E. Crispolti;A. Jouffroy;H. Martin;A. Schwarz;D. Spoerr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1290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nterpretazione e progetto. Semiotica dell'inventi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iotica; Interpretazione; Progetto; Design; Inventiv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NGALE, SALVATOR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1302</text:p>
          </table:table-cell>
          <table:table-cell office:value-type="string" calcext:value-type="string">
            <text:p>i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Tì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ussidiario di semiotica in dieci lezioni e duecento immag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iotica; Immagini; Interpretazione; Inferenze; Modi espressione; Narr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A. BONFANTINI;J. BRAMATI;ZINGALE, SALVATOR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1728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stmedia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ensi tempo e architettura. Spazi possibili per umani e n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1821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sa San Pao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ocetta del Montel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palazzo e la città. Progettare piazza della Scal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ACE, FULVIO;De Lucchi M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1968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Branding for China. Promuovere i design brand in Cina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RL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2134</text:p>
          </table:table-cell>
          <table:table-cell office:value-type="string" calcext:value-type="string">
            <text:p>eng;it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eraction Design Institute Ivre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OBILE EMBODIMENTS_New convergences in mobile telephon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PPI, GIULIO;A. Cervini;J. Kayser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2137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austo Lupetti - Dodici Edizion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WARENESS DESIGN_ Il design della consapevolezza: un percorso speriment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2271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INEA EDITRICE S.r.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design. PROgetto, PROfessione, PROdot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ARAMO, MATTEO OREST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2339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lis Edizio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zzano S. Paolo (BG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sparenza e prospettiv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AGA', GRAZIELLA LEYLA;IRACE, FULV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240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nter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Arte e design nel tessu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tessu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ATI, MARIA GRAZ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2450</text:p>
          </table:table-cell>
          <table:table-cell office:value-type="string" calcext:value-type="string">
            <text:p>it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iorgio Nada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AUTOMOBILE: GLOSSARIO DELLO ST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2869</text:p>
          </table:table-cell>
          <table:table-cell office:value-type="string" calcext:value-type="string">
            <text:p>it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zionale</text:p>
          </table:table-cell>
          <table:table-cell office:value-type="string" calcext:value-type="string">
            <text:p>Politecnico di Milan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etti dell'organizzazione della tutela dei beni architettonici in Italia e Francia, Dottorato di ricerca in Conservazione dei Beni architettonici (10. ciclo A.A. 1995-1998); coordinatrice T. K. Kirova, tutor A. Bellini, co-tutor F. Irace, Politecnico di Milano, Università degli studi di Cagliari, Università degli studi di Genova, Università degli studi di Reggio Calabria, 1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GA', GRAZIELLA LEYLA</text:p>
          </table:table-cell>
          <table:table-cell/>
        </table:table-row>
        <table:table-row table:style-name="ro5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3542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’Ospedale accogliente</text:p>
            <text:p>il design per gli spazi d’attesa</text:p>
            <text:p>dell’A.O. Fatebenefratelli e Oftalmico di Mila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OSA, GIULIA MARIA;GIUNTA, ELENA ENRI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3587</text:p>
          </table:table-cell>
          <table:table-cell office:value-type="string" calcext:value-type="string">
            <text:p>ita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Ettore Tito (1859-194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ressionismo internazionale; pittura di genere verista; Esposizioni Biennali di Venezia; pittura di paesaggio; ritratti; temi mitologici; opera d'arte total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. Fossaluzza;Maria Flora Giubilei;MAZZANTI, ANNA;Fernando Mazzocc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3610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UPETTI EDITORI DI COMUNIC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Italy dalla ricerca alla manifattu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de in Italy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3624</text:p>
          </table:table-cell>
          <table:table-cell office:value-type="string" calcext:value-type="string">
            <text:p>eng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HAR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Niki de Saint Phalle. The Tarot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e ambientale; site-specific art; environment art; parchi di scultur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ZZANTI, ANNA;Pierre Restany;Enrico Crispolti;Gianni Pettena;Mario Bott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693867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stmedia sr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orie di architettura attraverso i sens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, AN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0372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c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vid Chipperfil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05725</text:p>
          </table:table-cell>
          <table:table-cell office:value-type="string" calcext:value-type="string">
            <text:p>eng;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patial Design for in-between urban spa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tial Design; In-between spaces; Urban spaces; Environmental; Method; Research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CCINNO, GIOVANNA;'.E. Lega'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06728</text:p>
          </table:table-cell>
          <table:table-cell office:value-type="string" calcext:value-type="string">
            <text:p>ita;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sil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Gioiello Italiano Contemporaneo: i Maest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; gioiello; maestri; innovazione; moda; fashion; masters; innovatio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07526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tagora Editric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 sul Filo della Tradizi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CCA, FEDERICA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07940</text:p>
          </table:table-cell>
          <table:table-cell office:value-type="string" calcext:value-type="string">
            <text:p>e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MIDST University of Amsterdam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ilan: A city easy for working but difficult for living.</text:p>
            <text:p>Undestanding the attractiveness of the metropolitan region for creative knowledge worke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. Mingione;F. Zajczyk;E. Dell'Agnese;S. Mugnano;M. D'Ovidio;SEDINI, CARLA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07941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MIDS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national Milan? A global city in a country lagging behind. </text:p>
            <text:p>The view of transnational migrants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. Mingione;E. dell’Agnese;S. Mugnano;M. d’Ovidio;F. Zajczyk;SEDINI, CAR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07943</text:p>
          </table:table-cell>
          <table:table-cell office:value-type="string" calcext:value-type="string">
            <text:p>eng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MIDS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olicies and strategies in the Metropolitan Region of Milan. How to enhance the city’s competitiveness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. Mingione;F. Zajczyk;E. dell’Agnese;S. Mugnano;M. d’Ovidio;SEDINI, CARLA;L. Parri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22157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LE 24 ORE CULTU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giocattolo italiano nella prima metà del Novecent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OLA, PAO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31375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cnostam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ec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nnale di Venezia; mostra; install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36166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SILIO EDITOR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AESTRI DEL GIOIELLO ITALIANO CONTEMPORANE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36167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SILIO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L DESIGN ITALIANO INCONTRA IL GIOIELL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PELLIERI, ALBA;M. ROMANELL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62039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 Ore Cultu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 Albi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62071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sualizing the Data City, Social media as a source of knowledge for urban planning and managem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ta visualization; social media; Smart city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UCCARELLI, PAOLO;LUPI, GIORGIA;Luca Simeon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65580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anichel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Ricerca Operativ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GLIERI, MAURIZIO;COLORNI VITALE, ALBERT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65696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. Mc Graw Hil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Product design strategies in technological chang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management; technology change; product design; design strategies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TELA, CABIRIO;M. Simoni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65742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veloping Biomedical Devices</text:p>
            <text:p>Design, Innovation and Protect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ONI, GIUSEPPE;BARBIERI, MASSIMO;COLOMBO, BARBA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65749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. a cura della Regione Lombard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aboratorio Sociale. Verso la definizione di nuovi modelli di gestione residenzi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AZZI, CHIARA;M. Valses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67257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raccioEditor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ign, comunità, territori. Un approccio community-centred per progettare relazioni, strategie e serviz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RI, BEATRIC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67456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ga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TS nei trasporti strad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. Dalla Chiara;B. Barabino;G. N. Bifulco;G. Corona;G. Fusco;R. Rossi;STUDER, LUCA PASI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69293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ystemic Aspects of Innovation and Design. The perspective of Collaborative Network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ATI, MARZ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74529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PETTI EDITORI DI COMUNICAZION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 della Maglieria. Strumenti e metodologie progettua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75516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FAUSTO LUPETTI ( by LSWR 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ADE 4 CERAMICS 2013_ Ceramica Terra Cultu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PPI, GIULIO;Fortunato D'Amico;Giovanni Tedesch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89118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raini Edizio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Casa Morbi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789523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ttera Ventidu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iracus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ettere in scena Mettere in most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estimento; museo; media building; scenografa; intern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SO PERESSUT, GIAN LUCA;BOSONI, GIAMPIERO;SALVADEO, PIERLUIG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13519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lu Press, In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ight works, experimenal projection mapp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pping; PROJETION MAPPING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24347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a Editrice De Agosti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Codex Atlanticus. L'occhio di Leonardo. Studi di ottica e prospettiva. Disegni di Leonardo dal Codice Atlan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tic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24742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rin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Materials that Change Col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lor; Design; smart materials; intelligent materials application; intelligent design; materials; smart systems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A, MARIA RITA;M. Bengisu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25934</text:p>
          </table:table-cell>
          <table:table-cell office:value-type="string" calcext:value-type="string">
            <text:p>r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GAF Edizioni SRL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итс на автомобильном транспорте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lligent Transport Systems; Transport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R, LUCA PASINO;B. Dalla Chiara;B. Barabino;G. N. Bifulco;G. Corona;G. Fusco;R. Rossi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28725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leaf Publishing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Londr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Product-Service System Design for Sustainabilit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ZZOLI, CARLO ARNALDO;Kohtala C.;Srinivasan A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46343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tional Foundation Artecittà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aesthesia: Theoretical, artistic and scientific founda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aesthesia; Design; Arte; Musica; Neuroscienze; Sinestesi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. Josè De Cordoba;RICCO', DINA;Sean Day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50735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UNT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ign &amp; moda. Progetti, corpi, simbol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, GIOVANNI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53334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caster University</text:p>
          </table:table-cell>
          <table:table-cell office:value-type="string" calcext:value-type="string">
            <text:p>GB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ign in European Polic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QUILLA, VENANZIO;Chisholm J.;Evans M.;Landoni P.;MAFFEI, STEFANO;MORTATI, MARZIA;VILLARI, BEATRICE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57136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gione Piemont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STINATION - Uomo, strada, ambiente. Una sola destinazione.</text:p>
            <text:p>Volume 3 - RETE DI MONITORAGG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schio, trasporti, Merci pericolos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RGHETTI, FABIO;Bonura, Luca;Marchese, Girolam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58736</text:p>
          </table:table-cell>
          <table:table-cell office:value-type="string" calcext:value-type="string">
            <text:p>sp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iciones Fundación Internacional Artecittà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Sinestesia. Los fundamentos teóricos, artísticos y científicos, Segunda edición ampliada y mejor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estesia; neuroscienze; arte;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Josè De Cordoba;RICCO', DI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62136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arson Italia sp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me design. Gioco e giocare tra teoria e proge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me Design; Game Studies; design methods; Urban Game; video game; Videogames; Persuasive game; pervasive game; board gam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OLO, MARESA;MARIANI, IL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62570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le24 ore Cultu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dile Dec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dile Decq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ant G.;IRACE, FULV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63951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GAF Edizioni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orlì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Trasporti e città - Mobilità e pianificazione urb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sporti; mobilità; pianificazione urban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UDER, LUCA PASINO;Maternini Giulio;Amoroso Salvatore;Barbarossa Luca;Busi Roberto;Cadei Margherita;Cappelli Agostino;Copiello Sergio;Coppola Pierluigi;Dalla Chiara Bruno;Deflorio Francesco Paolo;Festa Demetrio Carmine;Foini Silvia;GANDINI, PAOLO;Ignaccolo Matteo;Inturri Giuseppe;La Greca Paolo;MAJA, ROBERTO;MARCHIONNI, GIOVANNA;Nuzzolo Agostino;Petruccelli Umberto;Pezzagno Michèle;Pinna Ivano;PONTI, MARCO;Rubulotta Elena;Salvo Giuseppe;Stanghellini Stefano;Tira Maurizio;Zito Pietro</text:p>
          </table:table-cell>
          <table:table-cell/>
        </table:table-row>
        <table:table-row table:style-name="ro6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81155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silio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ntorno</text:p>
            <text:p>al futuro.</text:p>
            <text:p>nuovi materiali</text:p>
            <text:p>e nuove tecnologie</text:p>
            <text:p>per il gioiel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wellery design, alba cappellieri, politecnico di milano, new materials, design del gioiello, innovation, design per l innov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PELLIERI, ALBA;DEL CURTO, BARBARA;TENUTA, LIV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81554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Vedere per progettare, Basic Design e percezione visiva per il disegno industri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S, SILVIA DEBORAH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81632</text:p>
          </table:table-cell>
          <table:table-cell office:value-type="string" calcext:value-type="string">
            <text:p>i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 Libraccio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 Pas - D'Urbino - Lomazzi. Opere e progetti</text:p>
          </table:table-cell>
          <table:table-cell office:value-type="string" calcext:value-type="string">
            <text:p>De Pas - D'Urbino - Lomazzi; Maestri del design italiano; architettura contemporan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81635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VA, Comune di Milan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'archivio dello Studio De Pas - D'Urbino - Lomazzi presso il CASV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81639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. Il Sole 24 Ore,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co Magistret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estri del design italiano; Vico Magistrett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BOLI, MARIA TERE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81668</text:p>
          </table:table-cell>
          <table:table-cell office:value-type="string" calcext:value-type="string">
            <text:p>i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izioni Giunt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enza padroni. Storia di un'esperienza cooperativa: il Consorzio Etruria</text:p>
          </table:table-cell>
          <table:table-cell office:value-type="string" calcext:value-type="string">
            <text:p>Edilizia popolare; edilizia pubblica; archivi di impresa; ricostruzione ediliz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ABOLI, MARIA TERESA;Bianchi R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884562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Edizio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e Architetture Liquide. Il Pensiero in Rete e le Reti del Pensie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della comunicazione; filosofia della tecnica; complessità; sociologia dei medi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ASTELLARDI, MATTE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26155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ST Lab Laboratorio Internazionale Editorial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IOGENI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28959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sa Editrice De Agosti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dex Atlanticus. La mente di Leonardo. Disegni di Leonardo dal Codice Atlan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 da Vinci; arte militare; meccanica; Ottic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34556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iap Edizio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lio Negri, metodo e ragione grafica</text:p>
          </table:table-cell>
          <table:table-cell office:value-type="string" calcext:value-type="string">
            <text:p>Progettazione grafica, storia della graf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35223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'Arcangelo di Romag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e narrazioni per il patrimonio cultur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ltural design; narrazione; allestimento; Museografi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CCHIANESI, RAFFA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35992</text:p>
          </table:table-cell>
          <table:table-cell office:value-type="string" calcext:value-type="string">
            <text:p>ita;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VANA EDITORIAL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: 101 STORIE ZANOTTA / DESIGN: 101 ZANOTTA STORI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SI, GIUSEPPE</text:p>
          </table:table-cell>
          <table:table-cell/>
        </table:table-row>
        <table:table-row table:style-name="ro2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46174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izioni Unicop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ntroduzione agli studi sull'utente. </text:p>
            <text:p>Conoscere gli utenti tra ricerca e design dei prodot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o dei prodotti; Utente; Progettazione partecipata; Design research; Design del prodot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57971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itoriale Domu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 mai vis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; architettura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ACE, FULVIO;NERI, GABRIEL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57976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ndazione Ansaldo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ec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rt City: tecnologia e creatività a supporto dell’innovazi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NI VITALE, ALBERTO;F. Lia;SCIUTO, DONATEL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58196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Ginevra-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 da Vinci 1452-1519. Il Disegno del mon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ANI, PIETRO;Fiorio, M.;T.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58573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national Foundation Artecittà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ynaesthesia: Theoretical, artistic and scientific founda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aesthesia; Sinestesia; Design; Arte; Musica; Neuroscienc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. Josè De Cordoba;RICCO', DINA;Sean Day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58763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ACNE EDITRICE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LIGHT WORKS - EXPERIMENTAL PROJECTION MAPP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ON MAPPING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58963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petti - Editori di Comunicazio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rom Italy: value as an attitu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INETTO, MAR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59588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iap Edizio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MARIO DAGRADA, DALLA GRAFICA EDITORIALE PER RIZZOLI ALLA PUBBLICITÀ</text:p>
          </table:table-cell>
          <table:table-cell office:value-type="string" calcext:value-type="string">
            <text:p>Progettazione grafica, storia della graf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64304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ITORE ARACNE ROM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CULTURA FINANZA POLITICA: VERSO UNA NUOVA SPERANZA PROGETTU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, DAVIDE MAR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65787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urizio Corraini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Abitare l'isola rovescia _Osservazioni sull'Isola rovescia di Lecco e sulla sua <text:s/>curiosa e paradossale natura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PI, GIUL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65928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ancaster University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Design for Service Innovation and Development. Final Repor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GIORGI, DANIELA;Prendiville, Alison;Jung, Jeyon;Yu, Eun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67704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Unicopli srl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n evoluzione. Per una storia quasi naturale degli artefat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oluzione degli artefatti. Teoria del design. Teorie dell'innovazione dei prodotti.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OCARO, SILVIA LUIS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69645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o Ange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Rimediazioni gender-sensitive. Contributi e progetti per la formazione di un immaginario consapev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della comunicazione, gender design, rimediazione, stereotip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TTI, ELEN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70261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eltrinel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La città industriosa. Anatomia delle nuove comunità produttive urba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FEI, STEFANO;BIANCHINI, MASSIM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70262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bracc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kers’ Inquir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NCHINI, MASSIMO;Menichinelli, M.;MAFFEI, STEFANO;Bombardi, F.;CAROSI, ALESSAND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70263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bracc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ign 2020. Le sfide della trasformazione del sistema design lombard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FFEI, STEFANO;BIANCHINI, MASSIMO;MORTATI, MARZ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76675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mu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uilding the Exp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79272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RAI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BRILLIANT! I FUTURI DEL GIOIELLO ITALI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wellery. design, gioiello, design, made in italy, alba cappellieri. politecnico di milano, innovazione, design innovation,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79273</text:p>
          </table:table-cell>
          <table:table-cell office:value-type="string" calcext:value-type="string">
            <text:p>eng;it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SIL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GIOIELLI SENTIMENTALI_SENTIMENTAL JEWELLE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OIELLO SENTIMENTALE, DESIGN, GIOIELLO, ALBA CAPPELLIERI, POLITECNICO DI MILANO, SENTIMENTAL JEWELLERY, JEWELLERY DESIGN,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79274</text:p>
          </table:table-cell>
          <table:table-cell office:value-type="string" calcext:value-type="string">
            <text:p>eng;it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SILI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PORTE BONHEUR, AMULETI E TALISMANI CONTEMPORAN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MULETO, TALISMANO, GIOIELLO, DESIGN, ALBA CAPPELLIERI. POLITECNICO DI MILANO, AMULET, TALISMAN, JEWELLERY,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PELLIERI, ALBA;Tenuta, Livi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79573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arcangelo di Romagna (RN)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l progetto imperfetto. Lo studio della forma nei modelli di organizzazione generale dello spaz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ULONI, ATTIL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82650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ntarcangelo di Romagna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 luoghi dell'infanzia. Riflessioni intorno al proge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getto per l'infanzia, desig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ERI, CRISTINA;BORDIN, MICAELA;Faccincani, Giorg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83327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erti non anoni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dadori Education sp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ociolog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ONTE', PAOLO GAETANO;Lunghi, Carla;Magatti, Mauro;Mora, Emanuel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83924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itato scientif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gioli sp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I designer (si) raccont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dustrial design, progetto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ONELLO, MAURO ATTIL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89805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so un’estetica del momentane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PPA, DAVIDE;DI PRETE, BARBA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89813</text:p>
          </table:table-cell>
          <table:table-cell office:value-type="string" calcext:value-type="string">
            <text:p>it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lup (ristampa 2016 Maggioli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llo, informatica e progetto di architettur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PPA, DAVIDE;DI PRETE, BARBARA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9063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L’illuminazione delle opere nelle mostre d’ar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CE, MOSTRE, ILLUMINAZIONE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90649</text:p>
          </table:table-cell>
          <table:table-cell office:value-type="string" calcext:value-type="string">
            <text:p>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lu Press In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THE HISTORY OF STAGE LIGHTING BEFORE THE LIGHT BUL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 LIGHTING, HISTORY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94598</text:p>
          </table:table-cell>
          <table:table-cell office:value-type="string" calcext:value-type="string">
            <text:p>eng;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ì, ma tipo non specific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iap Edizion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CLAUDIA MORGAGNI, L’IMPEGNO COME MODELLO PROFESSIONALE.</text:p>
          </table:table-cell>
          <table:table-cell office:value-type="string" calcext:value-type="string">
            <text:p>Progettazione grafica, microsto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A, FRANCESCO ERMANN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94703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cta Mondado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dice Mend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essandro Mendini, Atelier Mendin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CE, FULVI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94821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ki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 da Vinci's Last Sup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onardo, Painting, Art and Science, Restoration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94824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sm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icchio Firen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Bella quanto l'originale istesso". La copia del Cenacolo della Royal Academy di Londra. Vicende, fortuna, attribu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acolo, Copie, Collezionismo, Fortuna, Royal Academy of Arts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NI, PIETR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95980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gione Piemont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TTRONICO</text:p>
          </table:table-cell>
          <table:table-cell office:value-type="string" calcext:value-type="string">
            <text:p>Progetto PTA-DESTINATION: ELABORAZIONE DATI DAI GATE DI PROGETTO - ANNO 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curezza trasporti, merci pericolose, rischio trasporti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GHETTI, FABIO;Bonura, Luca;GANDINI, PAOLO;Pastorelli, Giuseppe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97579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vana Editorial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inisello balsamo, 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empering. Process and pattern in architecture and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NA, LUISA MARIA VIRGINIA;ZUCCHI, CINO PAOLO</text:p>
          </table:table-cell>
          <table:table-cell/>
        </table:table-row>
        <table:table-row table:style-name="ro1">
          <table:table-cell office:value-type="string" calcext:value-type="string">
            <text:p>03 LIBRO::03.1 Monografia o trattato scientifico</text:p>
          </table:table-cell>
          <table:table-cell office:value-type="string" calcext:value-type="string">
            <text:p>http://hdl.handle.net/11311/999869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vana Editorial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inisello Balsamo, Milano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empering - Process and pattern in architecture and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1 Monografia o trattato scientific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CCHI, CINO PAOLO;COLLINA, LUISA MARIA VIRGINIA</text:p>
          </table:table-cell>
          <table:table-cell/>
        </table:table-row>
        <table:table-row table:style-name="ro1">
          <table:table-cell office:value-type="string" calcext:value-type="string">
            <text:p>03 LIBRO::03.5 Edizione critica</text:p>
          </table:table-cell>
          <table:table-cell office:value-type="string" calcext:value-type="string">
            <text:p>http://hdl.handle.net/11311/1057650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Smart City - Material Technology Peop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5 Edizione critic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ulio Ceppi</text:p>
          </table:table-cell>
          <table:table-cell/>
        </table:table-row>
        <table:table-row table:style-name="ro1">
          <table:table-cell office:value-type="string" calcext:value-type="string">
            <text:p>03 LIBRO::03.7 Commento scientifico</text:p>
          </table:table-cell>
          <table:table-cell office:value-type="string" calcext:value-type="string">
            <text:p>http://hdl.handle.net/11311/691826</text:p>
          </table:table-cell>
          <table:table-cell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rdine degli Architetti P.P.C. di 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o Pont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7 Commento scientific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ACE, FULVIO;LEONI, MARIA MANUELA</text:p>
          </table:table-cell>
          <table:table-cell/>
        </table:table-row>
        <table:table-row table:style-name="ro1">
          <table:table-cell office:value-type="string" calcext:value-type="string">
            <text:p>03 LIBRO::03.8 Traduzione di libro</text:p>
          </table:table-cell>
          <table:table-cell office:value-type="string" calcext:value-type="string">
            <text:p>http://hdl.handle.net/11311/692942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eltrinell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all’oggetto all’interfaccia. Mutazioni del desig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8 Traduzione di libr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, FIAMMETTA CARLA ENRICA</text:p>
          </table:table-cell>
          <table:table-cell/>
        </table:table-row>
        <table:table-row table:style-name="ro1">
          <table:table-cell office:value-type="string" calcext:value-type="string">
            <text:p>03 LIBRO::03.8 Traduzione di libro</text:p>
          </table:table-cell>
          <table:table-cell office:value-type="string" calcext:value-type="string">
            <text:p>http://hdl.handle.net/11311/958582</text:p>
          </table:table-cell>
          <table:table-cell office:value-type="string" calcext:value-type="string">
            <text:p>eng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dizioni Lativa, Vares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Addio Libert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.8 Traduzione di libr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ZANI, ANNA</text:p>
          </table:table-cell>
          <table:table-cell/>
        </table:table-row>
        <table:table-row table:style-name="ro2">
          <table:table-cell office:value-type="string" calcext:value-type="string">
            <text:p>03 LIBRO::03.8 Traduzione di libro</text:p>
          </table:table-cell>
          <table:table-cell office:value-type="string" calcext:value-type="string">
            <text:p>http://hdl.handle.net/11311/959176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ggioli Editor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Nutrendo Anima e corpo, Itinerari di delizia tra le Ville Del Sacro Monte Sopra Varese/FEEDING BODY AND SOUL</text:p>
            <text:p>Delightful journeys among villas in Sacro Monte above Vare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ty, Varese, beauty, food, itineraries</text:p>
          </table:table-cell>
          <table:table-cell office:value-type="string" calcext:value-type="string">
            <text:p>03.8 Traduzione di libr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ZANI, AN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10:45:51.905995896</dc:date>
    <meta:editing-duration>PT33M40S</meta:editing-duration>
    <meta:editing-cycles>1</meta:editing-cycles>
    <meta:generator>LibreOffice/5.1.6.2$Linux_X86_64 LibreOffice_project/10m0$Build-2</meta:generator>
    <meta:document-statistic meta:table-count="1" meta:cell-count="7650" meta:object-count="0"/>
  </office:meta>
</office:document-meta>
</file>